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4236">
            <text:p>GaK-4236</text:p>
          </table:table-cell>
          <table:table-cell office:value-type="float" office:value="-19.727">
            <text:p>-19.727</text:p>
          </table:table-cell>
          <table:table-cell office:value-type="float" office:value="148.357">
            <text:p>148.357</text:p>
          </table:table-cell>
          <table:table-cell office:value-type="float" office:value="6385.0">
            <text:p>6385.0</text:p>
          </table:table-cell>
          <table:table-cell office:value-type="float" office:value="124.0">
            <text:p>124.0</text:p>
          </table:table-cell>
          <table:table-cell office:value-type="string" office:value="Beachrock">
            <text:p>Beachroc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Hopley1980">
            <text:p>LewisEtal2013,Hopley198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4741">
            <text:p>GaK-4741</text:p>
          </table:table-cell>
          <table:table-cell office:value-type="float" office:value="-19.727">
            <text:p>-19.727</text:p>
          </table:table-cell>
          <table:table-cell office:value-type="float" office:value="148.357">
            <text:p>148.357</text:p>
          </table:table-cell>
          <table:table-cell office:value-type="float" office:value="6425.0">
            <text:p>6425.0</text:p>
          </table:table-cell>
          <table:table-cell office:value-type="float" office:value="134.0">
            <text:p>134.0</text:p>
          </table:table-cell>
          <table:table-cell office:value-type="string" office:value="Beachrock">
            <text:p>Beachroc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Hopley1980">
            <text:p>LewisEtal2013,Hopley198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216">
            <text:p>GaK-5216</text:p>
          </table:table-cell>
          <table:table-cell office:value-type="float" office:value="-19.727">
            <text:p>-19.727</text:p>
          </table:table-cell>
          <table:table-cell office:value-type="float" office:value="148.357">
            <text:p>148.357</text:p>
          </table:table-cell>
          <table:table-cell office:value-type="float" office:value="3755.0">
            <text:p>3755.0</text:p>
          </table:table-cell>
          <table:table-cell office:value-type="float" office:value="100.0">
            <text:p>100.0</text:p>
          </table:table-cell>
          <table:table-cell office:value-type="string" office:value="Beachrock">
            <text:p>Beachroc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Hopley1980">
            <text:p>LewisEtal2013,Hopley198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I-1888">
            <text:p>I-1888</text:p>
          </table:table-cell>
          <table:table-cell office:value-type="float" office:value="-19.4">
            <text:p>-19.4</text:p>
          </table:table-cell>
          <table:table-cell office:value-type="float" office:value="147.46">
            <text:p>147.46</text:p>
          </table:table-cell>
          <table:table-cell office:value-type="float" office:value="2060.0">
            <text:p>2060.0</text:p>
          </table:table-cell>
          <table:table-cell office:value-type="float" office:value="119.0">
            <text:p>119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8">
            <text:p>0.28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ewisEtal2013,LarcombeEtal1995,ThomEtal1969,Belperio1979">
            <text:p>LewisEtal2013,LarcombeEtal1995,ThomEtal1969,Belperio1979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Chappell1983_EWS_1">
            <text:p>Chappell1983_EWS_1</text:p>
          </table:table-cell>
          <table:table-cell office:value-type="float" office:value="-20.033">
            <text:p>-20.033</text:p>
          </table:table-cell>
          <table:table-cell office:value-type="float" office:value="148.267">
            <text:p>148.267</text:p>
          </table:table-cell>
          <table:table-cell office:value-type="float" office:value="6375.0">
            <text:p>6375.0</text:p>
          </table:table-cell>
          <table:table-cell office:value-type="float" office:value="110.0">
            <text:p>11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75">
            <text:p>1.07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Chappell1983_EWS_3">
            <text:p>Chappell1983_EWS_3</text:p>
          </table:table-cell>
          <table:table-cell office:value-type="float" office:value="-20.033">
            <text:p>-20.033</text:p>
          </table:table-cell>
          <table:table-cell office:value-type="float" office:value="148.267">
            <text:p>148.267</text:p>
          </table:table-cell>
          <table:table-cell office:value-type="float" office:value="6205.0">
            <text:p>6205.0</text:p>
          </table:table-cell>
          <table:table-cell office:value-type="float" office:value="100.0">
            <text:p>10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75">
            <text:p>0.97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Chappell1983_EWS_2">
            <text:p>Chappell1983_EWS_2</text:p>
          </table:table-cell>
          <table:table-cell office:value-type="float" office:value="-20.033">
            <text:p>-20.033</text:p>
          </table:table-cell>
          <table:table-cell office:value-type="float" office:value="148.267">
            <text:p>148.267</text:p>
          </table:table-cell>
          <table:table-cell office:value-type="float" office:value="5735.0">
            <text:p>5735.0</text:p>
          </table:table-cell>
          <table:table-cell office:value-type="float" office:value="130.0">
            <text:p>13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75">
            <text:p>1.07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4234">
            <text:p>GaK-4234</text:p>
          </table:table-cell>
          <table:table-cell office:value-type="float" office:value="-19.985">
            <text:p>-19.985</text:p>
          </table:table-cell>
          <table:table-cell office:value-type="float" office:value="148.366">
            <text:p>148.366</text:p>
          </table:table-cell>
          <table:table-cell office:value-type="float" office:value="4815.0">
            <text:p>4815.0</text:p>
          </table:table-cell>
          <table:table-cell office:value-type="float" office:value="105.0">
            <text:p>105.0</text:p>
          </table:table-cell>
          <table:table-cell office:value-type="string" office:value="Beachrock">
            <text:p>Beachroc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Hopley1980">
            <text:p>LewisEtal2013,Hopley198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Chappell1983_EWC_3">
            <text:p>Chappell1983_EWC_3</text:p>
          </table:table-cell>
          <table:table-cell office:value-type="float" office:value="-19.867">
            <text:p>-19.867</text:p>
          </table:table-cell>
          <table:table-cell office:value-type="float" office:value="147.883">
            <text:p>147.883</text:p>
          </table:table-cell>
          <table:table-cell office:value-type="float" office:value="1730.0">
            <text:p>1730.0</text:p>
          </table:table-cell>
          <table:table-cell office:value-type="float" office:value="95.0">
            <text:p>95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Chappell1983_EWC_2">
            <text:p>Chappell1983_EWC_2</text:p>
          </table:table-cell>
          <table:table-cell office:value-type="float" office:value="-19.867">
            <text:p>-19.867</text:p>
          </table:table-cell>
          <table:table-cell office:value-type="float" office:value="147.883">
            <text:p>147.883</text:p>
          </table:table-cell>
          <table:table-cell office:value-type="float" office:value="5470.0">
            <text:p>5470.0</text:p>
          </table:table-cell>
          <table:table-cell office:value-type="float" office:value="95.0">
            <text:p>95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Chappell1983_EWC_1">
            <text:p>Chappell1983_EWC_1</text:p>
          </table:table-cell>
          <table:table-cell office:value-type="float" office:value="-19.867">
            <text:p>-19.867</text:p>
          </table:table-cell>
          <table:table-cell office:value-type="float" office:value="147.883">
            <text:p>147.883</text:p>
          </table:table-cell>
          <table:table-cell office:value-type="float" office:value="6270.0">
            <text:p>6270.0</text:p>
          </table:table-cell>
          <table:table-cell office:value-type="float" office:value="110.0">
            <text:p>11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Chappell1983_EWS_4">
            <text:p>Chappell1983_EWS_4</text:p>
          </table:table-cell>
          <table:table-cell office:value-type="float" office:value="-20.033">
            <text:p>-20.033</text:p>
          </table:table-cell>
          <table:table-cell office:value-type="float" office:value="148.267">
            <text:p>148.267</text:p>
          </table:table-cell>
          <table:table-cell office:value-type="float" office:value="5700.0">
            <text:p>5700.0</text:p>
          </table:table-cell>
          <table:table-cell office:value-type="float" office:value="90.0">
            <text:p>9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625">
            <text:p>0.6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ChappellEtal1983">
            <text:p>LewisEtal2013,Chappell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4233">
            <text:p>GaK-4233</text:p>
          </table:table-cell>
          <table:table-cell office:value-type="float" office:value="-19.985">
            <text:p>-19.985</text:p>
          </table:table-cell>
          <table:table-cell office:value-type="float" office:value="148.366">
            <text:p>148.366</text:p>
          </table:table-cell>
          <table:table-cell office:value-type="float" office:value="4245.0">
            <text:p>4245.0</text:p>
          </table:table-cell>
          <table:table-cell office:value-type="float" office:value="100.0">
            <text:p>100.0</text:p>
          </table:table-cell>
          <table:table-cell office:value-type="string" office:value="Beachrock">
            <text:p>Beachrock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Hopley1980">
            <text:p>LewisEtal2013,Hopley198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28">
            <text:p>GAK-5928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4495.0">
            <text:p>4495.0</text:p>
          </table:table-cell>
          <table:table-cell office:value-type="float" office:value="154.0">
            <text:p>154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72">
            <text:p>-1.7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3001">
            <text:p>GAK-3001</text:p>
          </table:table-cell>
          <table:table-cell office:value-type="float" office:value="-19.59">
            <text:p>-19.59</text:p>
          </table:table-cell>
          <table:table-cell office:value-type="float" office:value="147.55">
            <text:p>147.55</text:p>
          </table:table-cell>
          <table:table-cell office:value-type="float" office:value="2240.0">
            <text:p>2240.0</text:p>
          </table:table-cell>
          <table:table-cell office:value-type="float" office:value="200.0">
            <text:p>20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Belperio1978,Belperio1979">
            <text:p>LewisEtal2013,LarcombeEtal1995,Belperio1978,Belperio1979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6723">
            <text:p>GAK-6723</text:p>
          </table:table-cell>
          <table:table-cell office:value-type="float" office:value="-19.63">
            <text:p>-19.63</text:p>
          </table:table-cell>
          <table:table-cell office:value-type="float" office:value="147.53">
            <text:p>147.53</text:p>
          </table:table-cell>
          <table:table-cell office:value-type="float" office:value="3000.0">
            <text:p>3000.0</text:p>
          </table:table-cell>
          <table:table-cell office:value-type="float" office:value="350.0">
            <text:p>350.0</text:p>
          </table:table-cell>
          <table:table-cell office:value-type="string" office:value="Organic sand">
            <text:p>Organic san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7">
            <text:p>0.7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ewisEtal2013,LarcombeEtal1995,Belperio1978">
            <text:p>LewisEtal2013,LarcombeEtal1995,Belperio1978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6722">
            <text:p>GAK-6722</text:p>
          </table:table-cell>
          <table:table-cell office:value-type="float" office:value="-19.34">
            <text:p>-19.34</text:p>
          </table:table-cell>
          <table:table-cell office:value-type="float" office:value="147.43">
            <text:p>147.43</text:p>
          </table:table-cell>
          <table:table-cell office:value-type="float" office:value="755.0">
            <text:p>755.0</text:p>
          </table:table-cell>
          <table:table-cell office:value-type="float" office:value="77.0">
            <text:p>77.0</text:p>
          </table:table-cell>
          <table:table-cell office:value-type="string" office:value="Shell (Telescopium cf. telescopium)">
            <text:p>Shell (Telescopium cf. telescopium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Belperio1978">
            <text:p>LewisEtal2013,LarcombeEtal1995,Belperio1978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6721">
            <text:p>GAK-6721</text:p>
          </table:table-cell>
          <table:table-cell office:value-type="float" office:value="-19.34">
            <text:p>-19.34</text:p>
          </table:table-cell>
          <table:table-cell office:value-type="float" office:value="147.43">
            <text:p>147.43</text:p>
          </table:table-cell>
          <table:table-cell office:value-type="float" office:value="735.0">
            <text:p>735.0</text:p>
          </table:table-cell>
          <table:table-cell office:value-type="float" office:value="77.0">
            <text:p>77.0</text:p>
          </table:table-cell>
          <table:table-cell office:value-type="string" office:value="Shell (Telescopium cf. telescopium)">
            <text:p>Shell (Telescopium cf. telescopium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Belperio1978">
            <text:p>LewisEtal2013,LarcombeEtal1995,Belperio1978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6016">
            <text:p>GAK-6016</text:p>
          </table:table-cell>
          <table:table-cell office:value-type="float" office:value="-19.47">
            <text:p>-19.47</text:p>
          </table:table-cell>
          <table:table-cell office:value-type="float" office:value="147.47">
            <text:p>147.47</text:p>
          </table:table-cell>
          <table:table-cell office:value-type="float" office:value="5375.0">
            <text:p>5375.0</text:p>
          </table:table-cell>
          <table:table-cell office:value-type="float" office:value="173.0">
            <text:p>173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.8">
            <text:p>-7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ewisEtal2013,LarcombeEtal1995,Belperio1978">
            <text:p>LewisEtal2013,LarcombeEtal1995,Belperio1978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38">
            <text:p>GAK-5938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8655.0">
            <text:p>8655.0</text:p>
          </table:table-cell>
          <table:table-cell office:value-type="float" office:value="262.0">
            <text:p>262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8.02">
            <text:p>-18.0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88635012.0">
            <text:p>88635012.0</text:p>
          </table:table-cell>
          <table:table-cell office:value-type="float" office:value="-19.018">
            <text:p>-19.018</text:p>
          </table:table-cell>
          <table:table-cell office:value-type="float" office:value="148.136">
            <text:p>148.136</text:p>
          </table:table-cell>
          <table:table-cell office:value-type="float" office:value="3610.0">
            <text:p>3610.0</text:p>
          </table:table-cell>
          <table:table-cell office:value-type="float" office:value="150.0">
            <text:p>150.0</text:p>
          </table:table-cell>
          <table:table-cell office:value-type="string" office:value="Shell (Foram-bivalve in core)">
            <text:p>Shell (Foram-bivalve in cor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6.15">
            <text:p>-56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88635011.0">
            <text:p>88635011.0</text:p>
          </table:table-cell>
          <table:table-cell office:value-type="float" office:value="-19.171">
            <text:p>-19.171</text:p>
          </table:table-cell>
          <table:table-cell office:value-type="float" office:value="148.085">
            <text:p>148.085</text:p>
          </table:table-cell>
          <table:table-cell office:value-type="float" office:value="2670.0">
            <text:p>2670.0</text:p>
          </table:table-cell>
          <table:table-cell office:value-type="float" office:value="120.0">
            <text:p>12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6.15">
            <text:p>-56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37">
            <text:p>GAK-5937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6305.0">
            <text:p>6305.0</text:p>
          </table:table-cell>
          <table:table-cell office:value-type="float" office:value="193.0">
            <text:p>193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.42">
            <text:p>-12.4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88635009.0">
            <text:p>88635009.0</text:p>
          </table:table-cell>
          <table:table-cell office:value-type="float" office:value="-19.393">
            <text:p>-19.393</text:p>
          </table:table-cell>
          <table:table-cell office:value-type="float" office:value="148.135">
            <text:p>148.135</text:p>
          </table:table-cell>
          <table:table-cell office:value-type="float" office:value="9940.0">
            <text:p>9940.0</text:p>
          </table:table-cell>
          <table:table-cell office:value-type="float" office:value="410.0">
            <text:p>41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2.45">
            <text:p>-42.4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88635008.0">
            <text:p>88635008.0</text:p>
          </table:table-cell>
          <table:table-cell office:value-type="float" office:value="-19.393">
            <text:p>-19.393</text:p>
          </table:table-cell>
          <table:table-cell office:value-type="float" office:value="148.135">
            <text:p>148.135</text:p>
          </table:table-cell>
          <table:table-cell office:value-type="float" office:value="5430.0">
            <text:p>5430.0</text:p>
          </table:table-cell>
          <table:table-cell office:value-type="float" office:value="180.0">
            <text:p>180.0</text:p>
          </table:table-cell>
          <table:table-cell office:value-type="string" office:value="Shell (Bivalves)">
            <text:p>Shell (Bivalv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1.25">
            <text:p>-41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35">
            <text:p>GAK-5935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9725.0">
            <text:p>9725.0</text:p>
          </table:table-cell>
          <table:table-cell office:value-type="float" office:value="731.0">
            <text:p>731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6.82">
            <text:p>-16.82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34">
            <text:p>GAK-5934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5565.0">
            <text:p>5565.0</text:p>
          </table:table-cell>
          <table:table-cell office:value-type="float" office:value="193.0">
            <text:p>193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.97">
            <text:p>-10.9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33">
            <text:p>GAK-5933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3395.0">
            <text:p>3395.0</text:p>
          </table:table-cell>
          <table:table-cell office:value-type="float" office:value="124.0">
            <text:p>124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.32">
            <text:p>-9.3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32">
            <text:p>GAK-5932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6135.0">
            <text:p>6135.0</text:p>
          </table:table-cell>
          <table:table-cell office:value-type="float" office:value="163.0">
            <text:p>163.0</text:p>
          </table:table-cell>
          <table:table-cell office:value-type="string" office:value="Coral (Favid)">
            <text:p>Coral (Favid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.72">
            <text:p>-12.7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31">
            <text:p>GAK-5931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5765.0">
            <text:p>5765.0</text:p>
          </table:table-cell>
          <table:table-cell office:value-type="float" office:value="242.0">
            <text:p>242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.72">
            <text:p>-8.7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30">
            <text:p>GAK-5930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4925.0">
            <text:p>4925.0</text:p>
          </table:table-cell>
          <table:table-cell office:value-type="float" office:value="173.0">
            <text:p>173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929">
            <text:p>GAK-5929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5485.0">
            <text:p>5485.0</text:p>
          </table:table-cell>
          <table:table-cell office:value-type="float" office:value="193.0">
            <text:p>193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.22">
            <text:p>-3.2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5036">
            <text:p>GAK-5036</text:p>
          </table:table-cell>
          <table:table-cell office:value-type="float" office:value="-20.063">
            <text:p>-20.063</text:p>
          </table:table-cell>
          <table:table-cell office:value-type="float" office:value="148.881">
            <text:p>148.881</text:p>
          </table:table-cell>
          <table:table-cell office:value-type="float" office:value="4875.0">
            <text:p>4875.0</text:p>
          </table:table-cell>
          <table:table-cell office:value-type="float" office:value="222.0">
            <text:p>222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.32">
            <text:p>-6.3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LewisEtal2013,LarcombeEtal1995,HopleyEtal1978,Hopley1983,HopleyEtal1983">
            <text:p>LewisEtal2013,LarcombeEtal1995,HopleyEtal1978,Hopley1983,HopleyEtal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3006">
            <text:p>GAK-3006</text:p>
          </table:table-cell>
          <table:table-cell office:value-type="float" office:value="-19.45">
            <text:p>-19.45</text:p>
          </table:table-cell>
          <table:table-cell office:value-type="float" office:value="147.48">
            <text:p>147.48</text:p>
          </table:table-cell>
          <table:table-cell office:value-type="float" office:value="720.0">
            <text:p>720.0</text:p>
          </table:table-cell>
          <table:table-cell office:value-type="float" office:value="430.0">
            <text:p>430.0</text:p>
          </table:table-cell>
          <table:table-cell office:value-type="string" office:value="Mangrove mud">
            <text:p>Mangrove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LewisEtal2013,LarcombeEtal1995,Belperio1978,Belperio1979">
            <text:p>LewisEtal2013,LarcombeEtal1995,Belperio1978,Belperio1979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2415">
            <text:p>GAK-2415</text:p>
          </table:table-cell>
          <table:table-cell office:value-type="float" office:value="-19.66">
            <text:p>-19.66</text:p>
          </table:table-cell>
          <table:table-cell office:value-type="float" office:value="147.54">
            <text:p>147.54</text:p>
          </table:table-cell>
          <table:table-cell office:value-type="float" office:value="3200.0">
            <text:p>3200.0</text:p>
          </table:table-cell>
          <table:table-cell office:value-type="float" office:value="110.0">
            <text:p>110.0</text:p>
          </table:table-cell>
          <table:table-cell office:value-type="string" office:value="Mangrove peat">
            <text:p>Mangrove peat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2">
            <text:p>-0.7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Belperio1978,Belperio1979">
            <text:p>LewisEtal2013,LarcombeEtal1995,Belperio1978,Belperio1979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88635010.0">
            <text:p>88635010.0</text:p>
          </table:table-cell>
          <table:table-cell office:value-type="float" office:value="-19.171">
            <text:p>-19.171</text:p>
          </table:table-cell>
          <table:table-cell office:value-type="float" office:value="148.085">
            <text:p>148.085</text:p>
          </table:table-cell>
          <table:table-cell office:value-type="float" office:value="2140.0">
            <text:p>2140.0</text:p>
          </table:table-cell>
          <table:table-cell office:value-type="float" office:value="170.0">
            <text:p>170.0</text:p>
          </table:table-cell>
          <table:table-cell office:value-type="string" office:value="Shell (Bivalves)">
            <text:p>Shell (Bivalv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6.15">
            <text:p>-56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HarrisEtal1990">
            <text:p>LewisEtal2013,LarcombeEtal1995,HarrisEtal1990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40">
            <text:p>SUA-1540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4250.0">
            <text:p>4250.0</text:p>
          </table:table-cell>
          <table:table-cell office:value-type="float" office:value="90.0">
            <text:p>9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8.48">
            <text:p>-8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9293">
            <text:p>GAK-9293</text:p>
          </table:table-cell>
          <table:table-cell office:value-type="float" office:value="-19.216">
            <text:p>-19.216</text:p>
          </table:table-cell>
          <table:table-cell office:value-type="float" office:value="148.189">
            <text:p>148.189</text:p>
          </table:table-cell>
          <table:table-cell office:value-type="float" office:value="6205.0">
            <text:p>6205.0</text:p>
          </table:table-cell>
          <table:table-cell office:value-type="float" office:value="154.0">
            <text:p>154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4.08">
            <text:p>-14.0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ANU-8823">
            <text:p>ANU-8823</text:p>
          </table:table-cell>
          <table:table-cell office:value-type="float" office:value="-20.6">
            <text:p>-20.6</text:p>
          </table:table-cell>
          <table:table-cell office:value-type="float" office:value="148.87">
            <text:p>148.87</text:p>
          </table:table-cell>
          <table:table-cell office:value-type="float" office:value="2770.0">
            <text:p>2770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Blake1994">
            <text:p>LewisEtal2013,Blake1994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ANU-8822">
            <text:p>ANU-8822</text:p>
          </table:table-cell>
          <table:table-cell office:value-type="float" office:value="-20.6">
            <text:p>-20.6</text:p>
          </table:table-cell>
          <table:table-cell office:value-type="float" office:value="148.87">
            <text:p>148.87</text:p>
          </table:table-cell>
          <table:table-cell office:value-type="float" office:value="2320.0">
            <text:p>2320.0</text:p>
          </table:table-cell>
          <table:table-cell office:value-type="float" office:value="70.0">
            <text:p>70.0</text:p>
          </table:table-cell>
          <table:table-cell office:value-type="string" office:value="Microatoll (Porites)">
            <text:p>Microatol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string" office:value="LewisEtal2013,Blake1994">
            <text:p>LewisEtal2013,Blake1994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37">
            <text:p>SUA-1537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3500.0">
            <text:p>3500.0</text:p>
          </table:table-cell>
          <table:table-cell office:value-type="float" office:value="100.0">
            <text:p>10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.98">
            <text:p>-9.9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38">
            <text:p>SUA-1538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3410.0">
            <text:p>3410.0</text:p>
          </table:table-cell>
          <table:table-cell office:value-type="float" office:value="120.0">
            <text:p>12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.88">
            <text:p>-11.8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39">
            <text:p>SUA-1539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3950.0">
            <text:p>3950.0</text:p>
          </table:table-cell>
          <table:table-cell office:value-type="float" office:value="90.0">
            <text:p>9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GAK-9298">
            <text:p>GAK-9298</text:p>
          </table:table-cell>
          <table:table-cell office:value-type="float" office:value="-19.216">
            <text:p>-19.216</text:p>
          </table:table-cell>
          <table:table-cell office:value-type="float" office:value="148.189">
            <text:p>148.189</text:p>
          </table:table-cell>
          <table:table-cell office:value-type="float" office:value="4795.0">
            <text:p>4795.0</text:p>
          </table:table-cell>
          <table:table-cell office:value-type="float" office:value="105.0">
            <text:p>105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41">
            <text:p>SUA-1541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4740.0">
            <text:p>4740.0</text:p>
          </table:table-cell>
          <table:table-cell office:value-type="float" office:value="100.0">
            <text:p>10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.48">
            <text:p>-9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42">
            <text:p>SUA-1542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6220.0">
            <text:p>6220.0</text:p>
          </table:table-cell>
          <table:table-cell office:value-type="float" office:value="100.0">
            <text:p>10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3.68">
            <text:p>-13.6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49">
            <text:p>SUA-1549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3530.0">
            <text:p>3530.0</text:p>
          </table:table-cell>
          <table:table-cell office:value-type="float" office:value="110.0">
            <text:p>11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5.93">
            <text:p>-15.9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50">
            <text:p>SUA-1550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2770.0">
            <text:p>2770.0</text:p>
          </table:table-cell>
          <table:table-cell office:value-type="float" office:value="120.0">
            <text:p>12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8.43">
            <text:p>-18.4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51">
            <text:p>SUA-1551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5230.0">
            <text:p>5230.0</text:p>
          </table:table-cell>
          <table:table-cell office:value-type="float" office:value="120.0">
            <text:p>12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2.48">
            <text:p>-22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Wk-8138">
            <text:p>Wk-8138</text:p>
          </table:table-cell>
          <table:table-cell office:value-type="float" office:value="-20.173">
            <text:p>-20.173</text:p>
          </table:table-cell>
          <table:table-cell office:value-type="float" office:value="148.891">
            <text:p>148.891</text:p>
          </table:table-cell>
          <table:table-cell office:value-type="float" office:value="8580.0">
            <text:p>8580.0</text:p>
          </table:table-cell>
          <table:table-cell office:value-type="float" office:value="230.0">
            <text:p>230.0</text:p>
          </table:table-cell>
          <table:table-cell office:value-type="string" office:value="Mangrove root">
            <text:p>Mangrove root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2.0">
            <text:p>-3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LewisEtal2013,HeapEtal2002">
            <text:p>LewisEtal2013,HeapEtal2002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53">
            <text:p>SUA-1553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4990.0">
            <text:p>4990.0</text:p>
          </table:table-cell>
          <table:table-cell office:value-type="float" office:value="90.0">
            <text:p>9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4.53">
            <text:p>-24.5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54">
            <text:p>SUA-1554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7010.0">
            <text:p>7010.0</text:p>
          </table:table-cell>
          <table:table-cell office:value-type="float" office:value="100.0">
            <text:p>10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0.98">
            <text:p>-20.9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Wk-798">
            <text:p>Wk-798</text:p>
          </table:table-cell>
          <table:table-cell office:value-type="float" office:value="-19.75">
            <text:p>-19.75</text:p>
          </table:table-cell>
          <table:table-cell office:value-type="float" office:value="147.69">
            <text:p>147.69</text:p>
          </table:table-cell>
          <table:table-cell office:value-type="float" office:value="4630.0">
            <text:p>4630.0</text:p>
          </table:table-cell>
          <table:table-cell office:value-type="float" office:value="180.0">
            <text:p>180.0</text:p>
          </table:table-cell>
          <table:table-cell office:value-type="string" office:value="Shell (Ostrea bresia)">
            <text:p>Shell (Ostrea bresi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4.26">
            <text:p>-14.2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Way1987">
            <text:p>LewisEtal2013,LarcombeEtal1995,Way1987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Wk-797">
            <text:p>Wk-797</text:p>
          </table:table-cell>
          <table:table-cell office:value-type="float" office:value="-19.75">
            <text:p>-19.75</text:p>
          </table:table-cell>
          <table:table-cell office:value-type="float" office:value="147.69">
            <text:p>147.69</text:p>
          </table:table-cell>
          <table:table-cell office:value-type="float" office:value="390.0">
            <text:p>390.0</text:p>
          </table:table-cell>
          <table:table-cell office:value-type="float" office:value="90.0">
            <text:p>90.0</text:p>
          </table:table-cell>
          <table:table-cell office:value-type="string" office:value="Shell (Kereia)">
            <text:p>Shell (Kerei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.76">
            <text:p>-12.7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wisEtal2013,LarcombeEtal1995,Way1987">
            <text:p>LewisEtal2013,LarcombeEtal1995,Way1987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Wk-864">
            <text:p>Wk-864</text:p>
          </table:table-cell>
          <table:table-cell office:value-type="float" office:value="-19.745">
            <text:p>-19.745</text:p>
          </table:table-cell>
          <table:table-cell office:value-type="float" office:value="147.7">
            <text:p>147.7</text:p>
          </table:table-cell>
          <table:table-cell office:value-type="float" office:value="6730.0">
            <text:p>673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0.67">
            <text:p>-0.6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LarcombeEtal1995">
            <text:p>LewisEtal2013,LarcombeEtal1995,LarcombeEtal1995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Wk-796">
            <text:p>Wk-796</text:p>
          </table:table-cell>
          <table:table-cell office:value-type="float" office:value="-19.454">
            <text:p>-19.454</text:p>
          </table:table-cell>
          <table:table-cell office:value-type="float" office:value="147.485">
            <text:p>147.485</text:p>
          </table:table-cell>
          <table:table-cell office:value-type="float" office:value="1190.0">
            <text:p>1190.0</text:p>
          </table:table-cell>
          <table:table-cell office:value-type="float" office:value="80.0">
            <text:p>80.0</text:p>
          </table:table-cell>
          <table:table-cell office:value-type="string" office:value="Plant detritus">
            <text:p>Plant detritu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3">
            <text:p>0.0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ewisEtal2013,LarcombeEtal1995,Way1987">
            <text:p>LewisEtal2013,LarcombeEtal1995,Way1987</text:p>
          </table:table-cell>
        </table:table-row>
        <table:table-row>
          <table:table-cell office:value-type="string" office:value="Bowen">
            <text:p>Bowen</text:p>
          </table:table-cell>
          <table:table-cell office:value-type="string" office:value="radiocarbon">
            <text:p>radiocarbon</text:p>
          </table:table-cell>
          <table:table-cell office:value-type="string" office:value="SUA-1552">
            <text:p>SUA-1552</text:p>
          </table:table-cell>
          <table:table-cell office:value-type="float" office:value="-19.299">
            <text:p>-19.299</text:p>
          </table:table-cell>
          <table:table-cell office:value-type="float" office:value="148.083">
            <text:p>148.083</text:p>
          </table:table-cell>
          <table:table-cell office:value-type="float" office:value="5140.0">
            <text:p>5140.0</text:p>
          </table:table-cell>
          <table:table-cell office:value-type="float" office:value="100.0">
            <text:p>100.0</text:p>
          </table:table-cell>
          <table:table-cell office:value-type="string" office:value="Reef core">
            <text:p>Reef cor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23.48">
            <text:p>-23.4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ewisEtal2013,LarcombeEtal1995,Hopley1983">
            <text:p>LewisEtal2013,LarcombeEtal1995,Hopley19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